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578cm" fo:margin-left="-1.118cm" table:align="left"/>
    </style:style>
    <style:style style:name="Table1.A" style:family="table-column">
      <style:table-column-properties style:column-width="2.558cm"/>
    </style:style>
    <style:style style:name="Table1.B" style:family="table-column">
      <style:table-column-properties style:column-width="3.41cm"/>
    </style:style>
    <style:style style:name="Table1.C" style:family="table-column">
      <style:table-column-properties style:column-width="6.675cm"/>
    </style:style>
    <style:style style:name="Table1.D" style:family="table-column">
      <style:table-column-properties style:column-width="3.821cm"/>
    </style:style>
    <style:style style:name="Table1.E" style:family="table-column">
      <style:table-column-properties style:column-width="1.383cm"/>
    </style:style>
    <style:style style:name="Table1.F" style:family="table-column">
      <style:table-column-properties style:column-width="1.822cm"/>
    </style:style>
    <style:style style:name="Table1.G" style:family="table-column">
      <style:table-column-properties style:column-width="2.9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0.739cm"/>
    </style:style>
    <style:style style:name="Table1.7" style:family="table-row">
      <style:table-row-properties style:min-row-height="1.226cm"/>
    </style:style>
    <style:style style:name="Table1.8" style:family="table-row">
      <style:table-row-properties style:min-row-height="1.012cm"/>
    </style:style>
    <style:style style:name="Table1.11" style:family="table-row">
      <style:table-row-properties style:min-row-height="1.713cm"/>
    </style:style>
    <style:style style:name="Table1.B11" style:family="table-cell" style:data-style-name="N2">
      <style:table-cell-properties fo:padding="0.097cm" fo:border="none"/>
    </style:style>
    <style:style style:name="Table1.12" style:family="table-row">
      <style:table-row-properties style:min-row-height="3.055cm"/>
    </style:style>
    <style:style style:name="Table1.G12" style:family="table-cell" style:data-style-name="N100">
      <style:table-cell-properties fo:padding="0.097cm" fo:border="none"/>
    </style:style>
    <style:style style:name="Table1.13" style:family="table-row">
      <style:table-row-properties style:min-row-height="0.411cm"/>
    </style:style>
    <style:style style:name="Table1.18" style:family="table-row">
      <style:table-row-properties style:min-row-height="0.293cm"/>
    </style:style>
    <style:style style:name="Table1.20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Times New Roman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0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0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0"><text:span text:style-name="T2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0"/>
            <text:p text:style-name="P16"><text:placeholder text:placeholder-type="text" text:description="o.partner_id.name">&lt;(o.cons_loca and o.cons_loca.name or '').upper()&gt;</text:placeholder></text:p>
            <text:p text:style-name="P16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6"><text:placeholder text:placeholder-type="text" text:description="o.partner_id.name">&lt;get_s3(o.cons_loca)&gt;</text:placeholder></text:p>
            <text:p text:style-name="P16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6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table:number-columns-spanned="2" office:value-type="string">
            <text:p text:style-name="P9"><text:s/><text:placeholder text:placeholder-type="text">&lt;get_pre(o.pre_carriage_by or '').upper() or '' &gt;</text:placeholder></text:p>
          </table:table-cell>
          <table:covered-table-cell/>
          <table:table-cell table:style-name="Table1.A1" table:number-rows-spanned="2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0"><text:placeholder text:placeholder-type="text">&lt;o.country_dest or ''&gt;</text:placeholder></text:p>
          </table:table-cell>
          <table:covered-table-cell/>
        </table:table-row>
        <table:table-row table:style-name="Table1.5">
          <table:covered-table-cell/>
          <table:covered-table-cell/>
          <table:covered-table-cell/>
          <table:table-cell table:style-name="Table1.A1" table:number-rows-spanned="2" table:number-columns-spanned="4" office:value-type="string">
            <text:p text:style-name="P10"><text:s text:c="39"/></text:p>
            <text:p text:style-name="P10"><text:s text:c="1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CHENNAI INDIA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placeholder text:placeholder-type="text">&lt;o.final_desti  or ''&gt;</text:placeholder></text:p>
            <text:p text:style-name="P9"/>
          </table:table-cell>
          <table:table-cell table:style-name="Table1.A1" table:number-columns-spanned="4" office:value-type="string">
            <text:p text:style-name="P7">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5"><text:placeholder text:placeholder-type="text">&lt;o.mark_container_no or ''&gt;</text:placeholder></text:p>
          </table:table-cell>
          <table:table-cell table:style-name="Table1.B11" office:value-type="float" office:value="0">
            <text:p text:style-name="P19"><text:placeholder text:placeholder-type="text">&lt;(o.delivery_order_id and o.delivery_order_id.bag_detail or '').upper()&gt;</text:placeholder></text:p>
            <text:p text:style-name="P9"/>
          </table:table-cell>
          <table:table-cell table:style-name="Table1.A1" office:value-type="string">
            <text:p text:style-name="P6"><text:placeholder text:placeholder-type="text">&lt;o.disc_goods or ''&gt;</text:placeholder></text:p>
          </table:table-cell>
          <table:table-cell table:style-name="Table1.A1" office:value-type="string">
            <text:p text:style-name="P18"><text:placeholder text:placeholder-type="text">&lt;get_qty_kgs(line.quantity, line.uos_id and line.uos_id.name or False, o.invoice_type)&gt;</text:placeholder> KGS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 table:style-name="Table1.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1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8"><text:placeholder text:placeholder-type="text">&lt;get_frt_ins_oc(line.insurance, line.quantity,line.freight)['ins']&gt;</text:placeholder></text:p>
            <text:p text:style-name="P8"><text:placeholder text:placeholder-type="text">&lt;get_frt_ins_oc(line.others, line.quantity,line.freight)['oc']&gt;</text:placeholder></text:p>
          </table:table-cell>
          <table:covered-table-cell/>
          <table:table-cell table:style-name="Table1.G12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8"><text:placeholder text:placeholder-type="text">&lt;get_amt2(round(line.insurance*line.quantity,2)) if line.freight&gt;0 else ''&gt;</text:placeholder></text:p>
            <text:p text:style-name="P8"><text:placeholder text:placeholder-type="text">&lt;get_amt2(round(line.others*line.quantity,2)) if line.freight&gt;0 else ''&gt;</text:placeholder><text:soft-page-break/></text:p>
          </table:table-cell>
        </table:table-row>
        <table:table-row table:style-name="Table1.13">
          <table:table-cell table:style-name="Table1.A1" table:number-columns-spanned="7" office:value-type="string">
            <text:p text:style-name="P10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4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 table:style-name="Table1.18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1"/>
            <text:p text:style-name="P12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20">
          <table:table-cell table:style-name="Table1.A1" table:number-columns-spanned="7" office:value-type="string">
            <text:p text:style-name="P10"><text:s text:c="3"/><text:placeholder text:placeholder-type="text">&lt;(amount_to_text(get_total_amount(o.invoice_line), o.currency_id)).upper() or ''&gt;</text:placeholder></text:p>
            <text:p text:style-name="P10"><text:s text:c="3"/><text:placeholder text:placeholder-type="text">&lt;o.epcg_no&gt;</text:placeholder> <text:s text:c="9"/></text:p>
            <text:p text:style-name="P10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-top="1.6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5T09:57:41</dc:date>
    <meta:editing-duration>P1DT12M9S</meta:editing-duration>
    <meta:editing-cycles>47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9" meta:character-count="2246" meta:non-whitespace-character-count="1912"/>
  </office:meta>
</office:document-meta>
</file>